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9F13D4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0.741cm"/>
    </style:style>
    <style:style style:name="Tableau4.B" style:family="table-column">
      <style:table-column-properties style:column-width="6.389cm"/>
    </style:style>
    <style:style style:name="Tableau4.C" style:family="table-column">
      <style:table-column-properties style:column-width="1.9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1.616cm"/>
    </style:style>
    <style:style style:name="Tableau4.F" style:family="table-column">
      <style:table-column-properties style:column-width="1.764cm"/>
    </style:style>
    <style:style style:name="Tableau4.G" style:family="table-column">
      <style:table-column-properties style:column-width="1.647cm"/>
    </style:style>
    <style:style style:name="Tableau4.H" style:family="table-column">
      <style:table-column-properties style:column-width="2.512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H1" style:family="table-cell">
      <style:table-cell-properties fo:background-color="#fff5f0" fo:padding="0.097cm" fo:border="0.05pt solid #999999">
        <style:background-image/>
      </style:table-cell-properties>
    </style:style>
    <style:style style:name="Tableau4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4" style:family="table-row">
      <style:table-row-properties style:min-row-height="0.852cm" fo:keep-together="always"/>
    </style:style>
    <style:style style:name="Tableau4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4.10" style:family="table-row">
      <style:table-row-properties style:min-row-height="0.212cm" fo:keep-together="always"/>
    </style:style>
    <style:style style:name="Tableau4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4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4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18" style:family="table-row">
      <style:table-row-properties style:min-row-height="0.579cm" fo:keep-together="always"/>
    </style:style>
    <style:style style:name="Tableau4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22" style:family="table-row">
      <style:table-row-properties style:min-row-height="0.397cm" fo:keep-together="always"/>
    </style:style>
    <style:style style:name="Tableau5" style:family="table">
      <style:table-properties style:width="19.001cm" table:align="margins" style:may-break-between-rows="false"/>
    </style:style>
    <style:style style:name="Tableau5.A" style:family="table-column">
      <style:table-column-properties style:column-width="6.443cm" style:rel-column-width="22224*"/>
    </style:style>
    <style:style style:name="Tableau5.B" style:family="table-column">
      <style:table-column-properties style:column-width="2.32cm" style:rel-column-width="8000*"/>
    </style:style>
    <style:style style:name="Tableau5.C" style:family="table-column">
      <style:table-column-properties style:column-width="2.695cm" style:rel-column-width="9296*"/>
    </style:style>
    <style:style style:name="Tableau5.D" style:family="table-column">
      <style:table-column-properties style:column-width="7.542cm" style:rel-column-width="26015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529cm"/>
    </style:style>
    <style:style style:name="Tableau5.A2" style:family="table-cell">
      <style:table-cell-properties fo:padding="0.101cm" fo:border="none"/>
    </style:style>
    <style:style style:name="Tableau5.A4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au5.C4" style:family="table-cell">
      <style:table-cell-properties fo:background-color="#fff5f0" fo:padding="0.101cm" fo:border="0.05pt solid #999999">
        <style:background-image/>
      </style:table-cell-properties>
    </style:style>
    <style:style style:name="Tableau5.A5" style:family="table-cell">
      <style:table-cell-properties fo:padding="0.101cm" fo:border="0.05pt solid #999999"/>
    </style:style>
    <style:style style:name="Tableau5.A6" style:family="table-cell">
      <style:table-cell-properties fo:padding="0.101cm" fo:border-left="0.05pt solid #999999" fo:border-right="none" fo:border-top="none" fo:border-bottom="0.05pt solid #999999"/>
    </style:style>
    <style:style style:name="Tableau5.B6" style:family="table-cell">
      <style:table-cell-properties fo:padding="0.101cm" fo:border-left="0.05pt solid #999999" fo:border-right="none" fo:border-top="none" fo:border-bottom="0.05pt solid #999999"/>
    </style:style>
    <style:style style:name="Tableau5.C6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7" style:family="table-cell">
      <style:table-cell-properties fo:padding="0.101cm" fo:border-left="0.05pt solid #999999" fo:border-right="0.05pt solid #999999" fo:border-top="none" fo:border-bottom="0.05pt solid #999999"/>
    </style:style>
    <style:style style:name="Tableau5.A8" style:family="table-cell">
      <style:table-cell-properties fo:padding="0.101cm" fo:border-left="0.05pt solid #999999" fo:border-right="none" fo:border-top="none" fo:border-bottom="none"/>
    </style:style>
    <style:style style:name="Tableau6" style:family="table">
      <style:table-properties style:width="11.456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3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8" style:family="table">
      <style:table-properties style:width="7.544cm" table:align="margins" style:may-break-between-rows="false"/>
    </style:style>
    <style:style style:name="Tableau8.A" style:family="table-column">
      <style:table-column-properties style:column-width="3.376cm" style:rel-column-width="29325*"/>
    </style:style>
    <style:style style:name="Tableau8.B" style:family="table-column">
      <style:table-column-properties style:column-width="4.168cm" style:rel-column-width="36210*"/>
    </style:style>
    <style:style style:name="Tableau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fo:padding="0.097cm" fo:border="0.05pt solid #999999"/>
    </style:style>
    <style:style style:name="Tableau8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8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8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51" style:family="paragraph" style:parent-style-name="Table_20_Contents">
      <style:text-properties fo:font-size="2pt" officeooo:rsid="016a0088" style:font-size-asian="2pt" style:font-size-complex="2pt"/>
    </style:style>
    <style:style style:name="P5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5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5" style:family="paragraph" style:parent-style-name="Standard">
      <style:text-properties style:font-name="Calibri" officeooo:paragraph-rsid="003ad84c"/>
    </style:style>
    <style:style style:name="P56" style:family="paragraph" style:parent-style-name="Text_20_body">
      <style:text-properties fo:font-size="2pt" officeooo:paragraph-rsid="02067741" style:font-size-asian="1.75pt" style:font-size-complex="2pt"/>
    </style:style>
    <style:style style:name="P57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20dbe48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08aae2" style:font-size-asian="10pt" style:font-size-complex="10pt"/>
    </style:style>
    <style:style style:name="P6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215bff4" style:font-size-asian="10pt" style:font-size-complex="10pt"/>
    </style:style>
    <style:style style:name="P6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215bff4" style:font-size-asian="10pt" style:font-size-complex="16pt"/>
    </style:style>
    <style:style style:name="P6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215bff4" style:font-size-asian="10pt" style:font-size-complex="10pt"/>
    </style:style>
    <style:style style:name="P6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215bff4"/>
    </style:style>
    <style:style style:name="P6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71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.005cm" fo:margin-right="-0.009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ad84c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7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fo:font-style="normal" fo:font-weight="normal" officeooo:rsid="003ad84c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style:font-name="Calibri" fo:font-size="9pt" fo:font-style="normal" fo:font-weight="normal" officeooo:rsid="00300d16" officeooo:paragraph-rsid="025b7091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300d16" officeooo:paragraph-rsid="026debea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font-style="normal" fo:font-weight="normal" officeooo:rsid="00e79c12" officeooo:paragraph-rsid="026e592f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officeooo:rsid="00300d16" officeooo:paragraph-rsid="02067741" style:font-size-asian="10pt" style:font-size-complex="10pt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pt" fo:font-weight="bold" officeooo:rsid="025b7091" officeooo:paragraph-rsid="025b7091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Calibri" fo:font-size="10.5pt" fo:font-weight="bold" officeooo:rsid="00e79c12" officeooo:paragraph-rsid="025b7091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88" style:family="paragraph" style:parent-style-name="Table_20_Contents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89" style:family="paragraph" style:parent-style-name="Standard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90" style:family="paragraph" style:parent-style-name="Standard">
      <style:paragraph-properties fo:margin-left="0.046cm" fo:margin-right="7.548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1" style:family="paragraph" style:parent-style-name="Standard" style:master-page-name="">
      <style:paragraph-properties fo:margin-left="0.046cm" fo:margin-right="7.548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/>
        <style:background-image/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fo:font-size="8pt" officeooo:rsid="00300d16" style:font-size-asian="8pt" style:font-size-complex="8pt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0pt" style:font-size-asian="10pt" style:font-size-complex="10pt"/>
    </style:style>
    <style:style style:name="T11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7" style:family="text">
      <style:text-properties officeooo:rsid="00e79c12"/>
    </style:style>
    <style:style style:name="T18" style:family="text">
      <style:text-properties officeooo:rsid="00f6afe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0f4b71e" style:font-style-asian="normal" style:font-style-complex="normal"/>
    </style:style>
    <style:style style:name="T23" style:family="text">
      <style:text-properties fo:font-style="normal" officeooo:rsid="024d3e08" style:font-style-asian="normal" style:font-style-complex="normal"/>
    </style:style>
    <style:style style:name="T24" style:family="text">
      <style:text-properties officeooo:rsid="0108e264"/>
    </style:style>
    <style:style style:name="T25" style:family="text">
      <style:text-properties style:use-window-font-color="true" style:font-name="Calibri"/>
    </style:style>
    <style:style style:name="T2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7" style:family="text">
      <style:text-properties officeooo:rsid="012f134b"/>
    </style:style>
    <style:style style:name="T28" style:family="text">
      <style:text-properties officeooo:rsid="02130c49"/>
    </style:style>
    <style:style style:name="T29" style:family="text">
      <style:text-properties officeooo:rsid="0213b8f2"/>
    </style:style>
    <style:style style:name="T30" style:family="text">
      <style:text-properties officeooo:rsid="02499b0a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2499b0a" style:font-weight-asian="normal" style:font-weight-complex="normal"/>
    </style:style>
    <style:style style:name="T33" style:family="text">
      <style:text-properties fo:font-weight="normal" officeooo:rsid="024a9ec8" style:font-weight-asian="normal" style:font-weight-complex="normal"/>
    </style:style>
    <style:style style:name="T34" style:family="text">
      <style:text-properties fo:font-weight="normal" officeooo:rsid="024e5c08" style:font-weight-asian="normal" style:font-weight-complex="normal"/>
    </style:style>
    <style:style style:name="T35" style:family="text">
      <style:text-properties fo:font-weight="normal" officeooo:rsid="024f5824" style:font-weight-asian="normal" style:font-weight-complex="normal"/>
    </style:style>
    <style:style style:name="T36" style:family="text">
      <style:text-properties fo:font-weight="normal" officeooo:rsid="025261b2" style:font-weight-asian="normal" style:font-weight-complex="normal"/>
    </style:style>
    <style:style style:name="T37" style:family="text">
      <style:text-properties officeooo:rsid="025261b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6"><text:text-input text:description="&lt;company.name&gt;">Company Name</text:text-input></text:span><text:span text:style-name="T12"><text:line-break/></text:span><text:span text:style-name="T11"><text:text-input text:description="&lt;company.street&gt;">Street</text:text-input></text:span><text:span text:style-name="T11"> </text:span><text:span text:style-name="T11"><text:text-input text:description="&lt;company.street2&gt;">street2</text:text-input></text:span><text:span text:style-name="T11"><text:line-break/></text:span><text:span text:style-name="T11"><text:text-input text:description="&lt;company.zip&gt;">Zip</text:text-input></text:span><text:span text:style-name="T11"> </text:span><text:span text:style-name="T11"><text:text-input text:description="&lt;company.city&gt;">City</text:text-input></text:span><text:span text:style-name="T11"> </text:span><text:span text:style-name="T11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52"><text:s/><draw:frame draw:style-name="fr2" draw:name="image: asimage(company.logo,0,697,200,'px')" text:anchor-type="as-char" svg:width="9.592cm" svg:height="2.769cm" draw:z-index="4"><draw:text-box><text:p text:style-name="Frame_20_contents"/></draw:text-box></draw:frame></text:p>
          </table:table-cell>
        </table:table-row>
      </table:table>
      <text:p text:style-name="P5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59"><text:span text:style-name="T21"><text:text-input text:description="&lt;if test=&quot;o.partner_id&quot;&gt;">If</text:text-input></text:span><text:span text:style-name="T21"> </text:span></text:p>
            <text:p text:style-name="P58"><text:span text:style-name="T24">Adresse de </text:span><text:span text:style-name="T22">facturation</text:span>:</text:p>
            <text:p text:style-name="P68"><text:span text:style-name="T10"><text:text-input text:description="&lt; (o.partner_id  and o.partner_id.name) or '' &gt;">Name</text:text-input></text:span><text:span text:style-name="T10"> </text:span></text:p>
            <text:p text:style-name="P64"><text:text-input text:description="&lt;if test=&quot;o.address_invoice_id.name and (o.partner_id.name != o.address_invoice_id.name)&quot;&gt;">If</text:text-input></text:p>
            <text:p text:style-name="P66"><text:span text:style-name="T25"><text:text-input text:description="&lt; (o.address_invoice_id.title and o.address_invoice_id.title.name + ' ') or '' &gt;">Title </text:text-input></text:span><text:span text:style-name="T25"><text:text-input text:description="&lt; (o.address_invoice_id.name) or '' &gt;">Name</text:text-input></text:span></text:p>
            <text:p text:style-name="P67"><text:text-input text:description="&lt;/if&gt;">Endif</text:text-input></text:p>
            <text:p text:style-name="P64"><text:text-input text:description="&lt;if test=&quot;o.address_invoice_id.street&quot;&gt;">If</text:text-input></text:p>
            <text:p text:style-name="P61"><text:text-input text:description="&lt;o.address_invoice_id.street or ''&gt;">Street</text:text-input></text:p>
            <text:p text:style-name="P63"><text:text-input text:description="&lt;/if&gt;">Endif</text:text-input></text:p>
            <text:p text:style-name="P62"><text:text-input text:description="&lt;if test=&quot;o.address_invoice_id.street2&quot;&gt;">If</text:text-input></text:p>
            <text:p text:style-name="P61"><text:text-input text:description="&lt; (o.address_invoice_id and o.address_invoice_id.street2) or '' &gt;">street2</text:text-input></text:p>
            <text:p text:style-name="P62"><text:text-input text:description="&lt;/if&gt;">Endif</text:text-input></text:p>
            <text:p text:style-name="P61"><text:text-input text:description="&lt; (o.address_invoice_id.zip and o.address_invoice_id.zip + ' ') or '' &gt;">Zip </text:text-input><text:text-input text:description="&lt; (o.address_invoice_id.city and o.address_invoice_id.city.upper()) or '' &gt;">City</text:text-input></text:p>
            <text:p text:style-name="P61"><text:text-input text:description="&lt; (o.address_invoice_id and o.address_invoice_id.state_id and o.address_invoice_id.state_id.name + ' ') or ''&gt;">State </text:text-input><text:text-input text:description="&lt; (o.address_invoice_id and o.address_invoice_id.country_id.name.upper()) or '' &gt;">Country</text:text-input></text:p>
            <text:p text:style-name="P61"/>
            <text:p text:style-name="P62"><text:text-input text:description="&lt;if test=&quot;o.address_invoice_id.phone&quot;&gt;">If</text:text-input></text:p>
            <text:p text:style-name="P60"><text:span text:style-name="T20">Tél.: </text:span><text:span text:style-name="T19"><text:text-input text:description="&lt;o.address_invoice_id.phone&gt;">Phone</text:text-input></text:span></text:p>
            <text:p text:style-name="P63"><text:text-input text:description="&lt;/if&gt;">Endif</text:text-input></text:p>
            <text:p text:style-name="P63"><text:text-input text:description="&lt;if test=&quot;o.address_invoice_id.fax&quot;&gt;">If</text:text-input></text:p>
            <text:p text:style-name="P65"><text:span text:style-name="T5">Fax: </text:span><text:span text:style-name="T4"><text:text-input text:description="&lt;o.address_invoice_id.fax&gt;">Fax</text:text-input></text:span></text:p>
            <text:p text:style-name="P63"><text:text-input text:description="&lt;/if&gt;">Endif</text:text-input></text:p>
            <text:p text:style-name="P63"><text:text-input text:description="&lt;if test=&quot;o.partner_id and o.partner_id.vat&quot;&gt;">If</text:text-input></text:p>
            <text:p text:style-name="P65"><text:span text:style-name="T5">TVA: </text:span><text:span text:style-name="T4"><text:text-input text:description="&lt;o.partner_id.vat&gt;">VAT</text:text-input></text:span></text:p>
            <text:p text:style-name="P63"><text:text-input text:description="&lt;/if&gt;">Endif</text:text-input></text:p>
            <text:p text:style-name="P63"><text:text-input text:description="&lt;/if&gt;">Endif</text:text-input></text:p>
          </table:table-cell>
        </table:table-row>
      </table:table>
      <text:p text:style-name="P5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"><text:text-input text:description="&lt;if test=&quot;o.type == 'out_invoice' and (o.state == 'open' or o.state == 'paid')&quot;&gt;">If</text:text-input></text:p>
            <text:p text:style-name="P28"><text:span text:style-name="T14">Facture</text:span> <text:span text:style-name="T13"><text:text-input text:description="&lt;o.number&gt;">Invoice No</text:text-input></text:span></text:p>
            <text:p text:style-name="P6"><text:text-input text:description="&lt;/if&gt;">Endif</text:text-input></text:p>
            <text:p text:style-name="P7"><text:text-input text:description="&lt;if test=&quot;o.type == 'out_invoice' and o.state == 'proforma2'&quot;&gt;">If</text:text-input></text:p>
            <text:p text:style-name="P29"><text:span text:style-name="T14">PRO-FORMA</text:span> <text:span text:style-name="T13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 == 'out_invoice' and o.state == 'draft'&quot;&gt;">If</text:text-input></text:p>
            <text:p text:style-name="P30"><text:span text:style-name="T14">Facture </text:span><text:span text:style-name="T15">brouillon</text:span> <text:span text:style-name="T13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 == 'out_invoice' and o.state == 'cancel'&quot;&gt;">If</text:text-input></text:p>
            <text:p text:style-name="P30"><text:span text:style-name="T14">Facture </text:span><text:span text:style-name="T15">annulée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out_refund'&quot;&gt;">If</text:text-input></text:p>
            <text:p text:style-name="P31"><text:span text:style-name="T16">Note de crédit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in_refund'&quot;&gt;">If</text:text-input></text:p>
            <text:p text:style-name="P31"><text:span text:style-name="T16">Note de crédit fournisseur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  <text:p text:style-name="P9"><text:text-input text:description="&lt;if test=&quot;o.type=='in_invoice'&quot;&gt;">If</text:text-input></text:p>
            <text:p text:style-name="P31"><text:span text:style-name="T14">Facture</text:span><text:span text:style-name="T16"> fournisseur</text:span> <text:span text:style-name="T13"><text:text-input text:description="&lt;o.number&gt;">Invoice No</text:text-input></text:span></text:p>
            <text:p text:style-name="P9"><text:text-input text:description="&lt;/if&gt;">Endif</text:text-input></text:p>
          </table:table-cell>
          <table:table-cell table:style-name="Tableau7.B1" office:value-type="string">
            <text:p text:style-name="P14"><text:text-input text:description="&lt;if test=&quot;date_invoice&quot;&gt;">If</text:text-input></text:p>
            <text:p text:style-name="P47"><text:span text:style-name="T27">En d</text:span>ate <text:span text:style-name="T27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13"><text:text-input text:description="&lt;if test=&quot;date_due&quot;&gt;">If</text:text-input></text:p>
            <text:p text:style-name="P36"><text:span text:style-name="T28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53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ext:soft-page-break/>
          <table:table-row>
            <table:table-cell table:style-name="Tableau2.A1" office:value-type="string">
              <text:p text:style-name="P45"><text:span text:style-name="T18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46">Conditions de <text:span text:style-name="T29">règlement</text:span>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2"><text:text-input text:description="&lt;o.address_invoice_id  and o.address_invoice_id.partner_id and o.address_invoice_id.partner_id.ref or ''&gt;">Reference</text:text-input> <text:text-input text:description="&lt;o.client_order_ref or ''&gt;">Reference</text:text-input></text:p>
          </table:table-cell>
          <table:table-cell table:style-name="Tableau2.A2" office:value-type="float" office:value="0">
            <text:p text:style-name="P21"><text:text-input text:description="&lt;o.name&gt;">Description</text:text-input></text:p>
          </table:table-cell>
          <table:table-cell table:style-name="Tableau2.C2" office:value-type="float" office:value="0">
            <text:p text:style-name="P25"><text:text-input text:description="&lt;(o.payment_term and o.payment_term.note) or ''&gt;">Conditions de règlement</text:text-input></text:p>
          </table:table-cell>
        </table:table-row>
      </table:table>
      <text:p text:style-name="P16"><text:text-input text:description="&lt;if test=&quot;o.comment&quot;&gt;">If</text:text-input></text:p>
      <text:p text:style-name="P27"/>
      <text:p text:style-name="P57"><text:text-input text:description="&lt;format(o.comment or '')&gt;">Notes</text:text-input></text:p>
      <text:p text:style-name="P16"><text:text-input text:description="&lt;/if&gt;">Endif</text:text-input></text:p>
      <text:p text:style-name="P5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header-rows>
          <table:table-row table:style-name="Tableau4.1">
            <table:table-cell table:style-name="Tableau4.A1" table:number-columns-spanned="2" office:value-type="string">
              <text:p text:style-name="P38">Description </text:p>
            </table:table-cell>
            <table:covered-table-cell/>
            <table:table-cell table:style-name="Tableau4.A1" office:value-type="string">
              <text:p text:style-name="P39"><text:s/><text:span text:style-name="T17">Taxes</text:span> </text:p>
            </table:table-cell>
            <table:table-cell table:style-name="Tableau4.A1" office:value-type="string">
              <text:p text:style-name="P40">Prix tarif (HT)</text:p>
            </table:table-cell>
            <table:table-cell table:style-name="Tableau4.A1" office:value-type="string">
              <text:p text:style-name="P40">Rem.(%)</text:p>
            </table:table-cell>
            <table:table-cell table:style-name="Tableau4.A1" office:value-type="string">
              <text:p text:style-name="P41">P.U.(HT)</text:p>
            </table:table-cell>
            <table:table-cell table:style-name="Tableau4.A1" office:value-type="string">
              <text:p text:style-name="P42">Qté</text:p>
            </table:table-cell>
            <table:table-cell table:style-name="Tableau4.H1" office:value-type="string">
              <text:p text:style-name="P43">Prix net (HT)</text:p>
            </table:table-cell>
          </table:table-row>
        </table:table-header-rows>
        <table:table-row table:style-name="Tableau4.1">
          <table:table-cell table:style-name="Tableau4.A2" table:number-columns-spanned="8" office:value-type="string">
            <text:p text:style-name="P23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if test=&quot;line.stat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4" table:number-columns-spanned="8" office:value-type="float" office:value="0">
            <text:p text:style-name="P48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9"><text:text-input text:description="&lt;if test=&quot;line.stat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0"><text:span text:style-name="T8"><text:text-input text:description="&lt;line.name or ''&gt;">Remarque :</text:text-input></text:span><text:span text:style-name="T8"> </text:span><text:span text:style-name="T7"><text:text-input text:description="&lt;line.note and (': ' + line.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6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5"><text:text-input text:description="&lt;if test=&quot;line.stat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0">
          <table:table-cell table:style-name="Tableau4.A10" table:number-columns-spanned="8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2"><text:text-input text:description="&lt;if test=&quot;(line.stat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3" table:number-columns-spanned="7" office:value-type="float" office:value="0">
            <text:p text:style-name="P19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H13" office:value-type="float" office:value="0">
            <text:p text:style-name="P35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4.3">
          <table:table-cell table:style-name="Tableau4.A3" table:number-columns-spanned="8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7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8" office:value-type="float" office:value="0">
            <text:p text:style-name="P10"><text:text-input text:description="&lt;if test=&quot;(line.state == 'article')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7" table:number-columns-spanned="2" office:value-type="float" office:value="0">
            <text:p text:style-name="P10"><text:text-input text:description="&lt;line.name&gt;">Produit</text:text-input></text:p>
          </table:table-cell>
          <table:covered-table-cell/>
          <table:table-cell table:style-name="Tableau4.C17" office:value-type="float" office:value="0">
            <text:p text:style-name="P50"><text:text-input text:description="&lt;', '.join(map(lambda x: x.name, line.invoice_line_tax_id))&gt;">Tax</text:text-input></text:p>
          </table:table-cell>
          <table:table-cell table:style-name="Tableau4.D17" office:value-type="float" office:value="0">
            <text:p text:style-name="P32"><text:text-input text:description="&lt;formatLang(line.price_unit, dp='Account', currency_obj=o.currency_id)&gt;">Unit Price</text:text-input></text:p>
          </table:table-cell>
          <table:table-cell table:style-name="Tableau4.E17" office:value-type="float" office:value="0">
            <text:p text:style-name="P32"><text:text-input text:description="&lt;formatLang(line.discount, digits=get_digits(dp='Account'))&gt;">Discount</text:text-input></text:p>
          </table:table-cell>
          <table:table-cell table:style-name="Tableau4.F17" office:value-type="float" office:value="0">
            <text:p text:style-name="P33"><text:text-input text:description="&lt;formatLang(line.price_discount, dp='Account', currency_obj=o.currency_id)&gt;">Discounted Price</text:text-input></text:p>
          </table:table-cell>
          <table:table-cell table:style-name="Tableau4.G17" office:value-type="float" office:value="0">
            <text:p text:style-name="P49"><text:text-input text:description="&lt;(formatLang(line.uos_id and line.quantity or line.quantity)) + ' ' + (line.uos_id and line.uos_id.name or '')&gt;">Qty</text:text-input></text:p>
          </table:table-cell>
          <table:table-cell table:style-name="Tableau4.A3" office:value-type="float" office:value="0">
            <text:p text:style-name="P34"><text:text-input text:description="&lt;formatLang(line.price_subtotal, dp='Account', currency_obj=o.currency_id)&gt;">Unit Price</text:text-input></text:p>
          </table:table-cell>
        </table:table-row>
        <table:table-row table:style-name="Tableau4.18">
          <table:table-cell table:style-name="Tableau4.A3" table:number-columns-spanned="8" office:value-type="float" office:value="0">
            <text:p text:style-name="P74"><text:text-input text:description="&lt;if test=&quot;line.not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19">
            <text:p text:style-name="P75"><draw:frame draw:style-name="fr3" draw:name="images1" text:anchor-type="as-char" svg:width="0.547cm" svg:height="0.547cm" draw:z-index="3"><draw:image xlink:href="Pictures/1000020100000020000000209F13D44B.png" xlink:type="simple" xlink:show="embed" xlink:actuate="onLoad"/></draw:frame></text:p>
          </table:table-cell>
          <table:table-cell table:style-name="Tableau4.B19" table:number-columns-spanned="7" office:value-type="float" office:value="0">
            <text:p text:style-name="P76"><text:text-input text:description="&lt;line.note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8">
          <table:table-cell table:style-name="Tableau4.A3" table:number-columns-spanned="8" office:value-type="float" office:value="0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2">
          <table:table-cell table:style-name="Tableau4.A3" table:number-columns-spanned="8" office:value-type="float" office:value="0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3" office:value-type="string">
            <text:p text:style-name="P82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82"/>
                </table:table-cell>
                <table:table-cell table:style-name="Tableau6.B1" office:value-type="string">
                  <text:p text:style-name="P77"><text:text-input text:description="&lt;o.user_id.signature&gt;">Signature</text:text-input></text:p>
                </table:table-cell>
              </table:table-row>
            </table:table>
            <text:p text:style-name="P82"><text:text-input text:description="&lt;/if&gt;">EndIf</text:text-input></text:p>
          </table:table-cell>
          <table:covered-table-cell/>
          <table:covered-table-cell/>
          <table:table-cell table:style-name="Tableau5.A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4">Total (HT)</text:p>
                </table:table-cell>
                <table:table-cell table:style-name="Tableau8.B1" office:value-type="string">
                  <text:p text:style-name="P26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au8.A2" office:value-type="string">
                  <text:p text:style-name="P44">Taxes</text:p>
                </table:table-cell>
                <table:table-cell table:style-name="Tableau8.B2" office:value-type="string">
                  <text:p text:style-name="P24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au8.A2" office:value-type="string">
                  <text:p text:style-name="P44">Total (TTC)</text:p>
                </table:table-cell>
                <table:table-cell table:style-name="Tableau8.B3" office:value-type="string">
                  <text:p text:style-name="P26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4"/>
          </table:table-cell>
        </table:table-row>
        <table:table-row table:style-name="Tableau5.2">
          <table:table-cell table:style-name="Tableau5.A2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81"><text:text-input text:description="&lt;if test=&quot;o.tax_line 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86">Taxes</text:p>
          </table:table-cell>
          <table:table-cell table:style-name="Tableau5.A4" office:value-type="string">
            <text:p text:style-name="P85">Base</text:p>
          </table:table-cell>
          <table:table-cell table:style-name="Tableau5.C4" office:value-type="string">
            <text:p text:style-name="P85">Montant</text:p>
          </table:table-cell>
          <table:table-cell table:style-name="Tableau5.A2" office:value-type="string">
            <text:p text:style-name="P44"/>
          </table:table-cell>
        </table:table-row>
        <table:table-row>
          <table:table-cell table:style-name="Tableau5.A5" table:number-columns-spanned="3" office:value-type="string">
            <text:p text:style-name="P80"><text:text-input text:description="&lt;for each=&quot;line in o.tax_line&quot;&gt;">Start For</text:text-input></text:p>
          </table:table-cell>
          <table:covered-table-cell/>
          <table:covered-table-cell/>
          <table:table-cell table:style-name="Tableau5.A2" office:value-type="string">
            <text:p text:style-name="P44"/>
          </table:table-cell>
        </table:table-row>
        <table:table-row>
          <table:table-cell table:style-name="Tableau5.A6" office:value-type="string">
            <text:p text:style-name="P78"><text:text-input text:description="&lt;line.name&gt;">Taxe</text:text-input></text:p>
          </table:table-cell>
          <table:table-cell table:style-name="Tableau5.B6" office:value-type="string">
            <text:p text:style-name="P79"><text:text-input text:description="&lt;formatLang(line.base, dp='Account', currency_obj=o.currency_id)&gt;">Base</text:text-input></text:p>
          </table:table-cell>
          <table:table-cell table:style-name="Tableau5.C6" office:value-type="string">
            <text:p text:style-name="P79"><text:text-input text:description="&lt;formatLang(line.amount, dp='Account', currency_obj=o.currency_id)&gt;">Amount</text:text-input></text:p>
          </table:table-cell>
          <table:table-cell table:style-name="Tableau5.A2" office:value-type="string">
            <text:p text:style-name="P44"/>
          </table:table-cell>
        </table:table-row>
        <table:table-row>
          <table:table-cell table:style-name="Tableau5.A7" table:number-columns-spanned="3" office:value-type="string">
            <text:p text:style-name="P80"><text:text-input text:description="&lt;/for&gt;">End For</text:text-input></text:p>
          </table:table-cell>
          <table:covered-table-cell/>
          <table:covered-table-cell/>
          <table:table-cell table:style-name="Tableau5.A2" office:value-type="string">
            <text:p text:style-name="P44"/>
          </table:table-cell>
        </table:table-row>
        <table:table-row>
          <table:table-cell table:style-name="Tableau5.A8" table:number-columns-spanned="4" office:value-type="string">
            <text:p text:style-name="P73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83"/>
      <text:p text:style-name="P91"><text:soft-page-break/><text:span text:style-name="T23">PÉNALITÉS DE RETARD:<text:line-break/></text:span><text:span text:style-name="T32">- Pour tout paiement après échéance, des pénalités de retard sont exigibles à un taux égal à 3 fois le taux légal (</text:span><text:span text:style-name="T33">article L441-6 modifié par LOI n°2012-1270 du 20 novembre 2012).<text:line-break/>- Les pénalités de retard sont exigibles immédiatement sans rappel (article L441-3 et L441-6 du code de commerce).<text:line-break/></text:span><text:span text:style-name="T34">- Indemnité </text:span><text:span text:style-name="T35">forfaitaire</text:span><text:span text:style-name="T34"> pour frais de recouvrement de 40€, non assujettie à TVA </text:span><text:span text:style-name="T36">(article 121-II de la loi n° 2012-387 du 22 mars 2012)</text:span><text:span text:style-name="T34">.</text:span></text:p>
      <text:p text:style-name="P89"/>
      <text:p text:style-name="P90"><text:span text:style-name="T30">RÉSERVE DE PROPRIÉTÉ:<text:line-break/></text:span><text:span text:style-name="T32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7"><text:text-input text:description="&lt;if test=&quot;o.fiscal_position&quot;&gt;">If</text:text-input></text:p>
      <text:p text:style-name="P87"/>
      <text:p text:style-name="P88"><text:span text:style-name="T37">POSITION FISCALE:<text:line-break/></text:span><text:span text:style-name="T31"><text:text-input text:description="&lt;(o.fiscal_position.note)&gt;">Mention légale</text:text-input></text:span></text:p>
      <text:p text:style-name="P87"><text:text-input text:description="&lt;/if&gt;">EndIf</text:text-input>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3</text:page-number></text:span><text:span text:style-name="MT1"> sur </text:span><text:span text:style-name="MT1"><text:page-count>3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09-16T14:42:32.111000000</dc:date>
    <meta:editing-duration>P1DT4H45M18S</meta:editing-duration>
    <meta:editing-cycles>771</meta:editing-cycles>
    <meta:generator>LibreOffice/4.3.0.2$Windows_x86 LibreOffice_project/14ed55896fdfcb93ff437b85c4f3e1923d2b1409</meta:generator>
    <meta:document-statistic meta:table-count="8" meta:image-count="1" meta:object-count="0" meta:page-count="3" meta:paragraph-count="124" meta:word-count="558" meta:character-count="2061" meta:non-whitespace-character-count="1847"/>
    <meta:user-defined meta:name="Info 1"/>
    <meta:user-defined meta:name="Info 2"/>
    <meta:user-defined meta:name="Info 3"/>
    <meta:user-defined meta:name="Info 4"/>
  </office:meta>
</office:document-meta>
</file>